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rclcpp/rclcpp.hpp&gt;</text:p>
      <text:p text:style-name="Standard">#include &lt;std_msgs/msg/float64.hpp&gt;</text:p>
      <text:p text:style-name="Standard"/>
      <text:p text:style-name="Standard">class DataPublisher : public rclcpp::Node</text:p>
      <text:p text:style-name="Standard">{</text:p>
      <text:p text:style-name="Standard">public:</text:p>
      <text:p text:style-name="Standard"><text:s text:c="4"/>DataPublisher() : Node("publisher")</text:p>
      <text:p text:style-name="Standard"><text:s text:c="4"/>{</text:p>
      <text:p text:style-name="Standard"><text:s text:c="8"/>publisher_ = this-&gt;create_publisher&lt;std_msgs::msg::Float64&gt;("/topic", 10);</text:p>
      <text:p text:style-name="Standard"><text:s text:c="8"/></text:p>
      <text:p text:style-name="Standard"><text:s text:c="8"/>timer_ = this-&gt;create_wall_timer(</text:p>
      <text:p text:style-name="Standard"><text:s text:c="12"/>std::chrono::seconds(1),</text:p>
      <text:p text:style-name="Standard"><text:s text:c="12"/>std::bind(&amp;DataPublisher::publish_data, this));</text:p>
      <text:p text:style-name="Standard"><text:s text:c="4"/>}</text:p>
      <text:p text:style-name="Standard"/>
      <text:p text:style-name="Standard">private:</text:p>
      <text:p text:style-name="Standard"><text:s text:c="4"/>void publish_data()</text:p>
      <text:p text:style-name="Standard"><text:s text:c="4"/>{</text:p>
      <text:p text:style-name="Standard"><text:s text:c="8"/>auto msg = std_msgs::msg::Float64();</text:p>
      <text:p text:style-name="Standard"><text:s text:c="8"/>msg.data = 40.0; <text:s/>// Dato di esempio</text:p>
      <text:p text:style-name="Standard"><text:s text:c="8"/>publisher_-&gt;publish(msg);</text:p>
      <text:p text:style-name="Standard"><text:s text:c="8"/>RCLCPP_INFO(this-&gt;get_logger(), "Published: '%f' to /topic", msg.data);</text:p>
      <text:p text:style-name="Standard"><text:s text:c="4"/>}</text:p>
      <text:p text:style-name="Standard"/>
      <text:p text:style-name="Standard"><text:s text:c="4"/>rclcpp::Publisher&lt;std_msgs::msg::Float64&gt;::SharedPtr publisher_;</text:p>
      <text:p text:style-name="Standard"><text:s text:c="4"/>rclcpp::TimerBase::SharedPtr timer_;</text:p>
      <text:p text:style-name="Standard">};</text:p>
      <text:p text:style-name="Standard"/>
      <text:p text:style-name="Standard">int main(int argc, char *argv[])</text:p>
      <text:p text:style-name="Standard">{</text:p>
      <text:p text:style-name="Standard"><text:s text:c="4"/>rclcpp::init(argc, argv);</text:p>
      <text:p text:style-name="Standard"><text:s text:c="4"/>auto node = std::make_shared&lt;DataPublisher&gt;();</text:p>
      <text:p text:style-name="Standard"><text:s text:c="4"/>rclcpp::spin(node);</text:p>
      <text:p text:style-name="Standard"><text:s text:c="4"/>rclcpp::shutdown()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17:09:05.475739437</meta:creation-date>
    <dc:date>2024-11-29T19:18:56.976005725</dc:date>
    <meta:editing-duration>PT51M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71" meta:character-count="910" meta:non-whitespace-character-count="737"/>
  </office:meta>
</office:document-meta>
</file>